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258BF0BF538.png" manifest:media-type=""/>
  <manifest:file-entry manifest:full-path="Pictures/10000201000003E8000002581761EDF0.png" manifest:media-type=""/>
  <manifest:file-entry manifest:full-path="Pictures/10000201000003E800000258855B40CA.png" manifest:media-type=""/>
  <manifest:file-entry manifest:full-path="Pictures/10000201000003E80000025878CBBDD6.png" manifest:media-type=""/>
  <manifest:file-entry manifest:full-path="Pictures/10000201000003E80000025839D22288.png" manifest:media-type=""/>
  <manifest:file-entry manifest:full-path="Pictures/10000201000003E800000258F2330AD2.png" manifest:media-type=""/>
  <manifest:file-entry manifest:full-path="Pictures/10000201000003E800000258C9E49E2B.png" manifest:media-type=""/>
  <manifest:file-entry manifest:full-path="Pictures/10000201000001900000012CB77E4877.png" manifest:media-type=""/>
  <manifest:file-entry manifest:full-path="Pictures/10000201000003E800000258EE3E0D43.png" manifest:media-type=""/>
  <manifest:file-entry manifest:full-path="Pictures/10000201000003E8000002585FF2DC33.png" manifest:media-type=""/>
  <manifest:file-entry manifest:full-path="Pictures/10000201000003E80000025889AF6478.png" manifest:media-type=""/>
  <manifest:file-entry manifest:full-path="Pictures/10000201000001900000012C2E0BA66F.png" manifest:media-type=""/>
  <manifest:file-entry manifest:full-path="Pictures/10000201000003E80000025838FE5BF1.png" manifest:media-type=""/>
  <manifest:file-entry manifest:full-path="Pictures/10000201000003E8000002581DE74A08.png" manifest:media-type=""/>
  <manifest:file-entry manifest:full-path="Pictures/10000201000003E8000002584166CBE4.png" manifest:media-type=""/>
  <manifest:file-entry manifest:full-path="Pictures/10000201000003E8000002584FA5FBA6.png" manifest:media-type=""/>
  <manifest:file-entry manifest:full-path="Pictures/10000201000003E8000002586983E82C.png" manifest:media-type=""/>
  <manifest:file-entry manifest:full-path="Pictures/10000201000003E800000258BF717803.png" manifest:media-type=""/>
  <manifest:file-entry manifest:full-path="Pictures/10000201000003E8000002581737F06D.png" manifest:media-type=""/>
  <manifest:file-entry manifest:full-path="Pictures/10000201000003E8000002584781A9A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0000" draw:marker-start-width="0.36cm" draw:marker-end-width="0.36cm" draw:fill="solid" draw:fill-color="#ffffff" draw:textarea-horizontal-align="justify" draw:textarea-vertical-align="top" draw:auto-grow-height="false" fo:padding-top="0.15cm" fo:padding-bottom="0.15cm" fo:padding-left="0.275cm" fo:padding-right="0.275cm"/>
    </style:style>
    <style:style style:name="gr2" style:family="graphic" style:parent-style-name="Object_20_with_20_no_20_fill_20_and_20_no_20_line">
      <style:graphic-properties svg:stroke-width="0.05cm" draw:marker-start-width="0.36cm" draw:marker-end-width="0.36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cm" svg:stroke-color="#3333ff" draw:marker-start-width="0.36cm" draw:marker-end-width="0.36cm" draw:fill="none" draw:fill-color="#99cccc" draw:textarea-horizontal-align="left" draw:textarea-vertical-align="top" draw:auto-grow-height="false" fo:padding-top="0.15cm" fo:padding-bottom="0.15cm" fo:padding-left="0.275cm" fo:padding-right="0.275cm" draw:shadow="hidden"/>
    </style:style>
    <style:style style:name="gr4" style:family="graphic" style:parent-style-name="standard">
      <style:graphic-properties svg:stroke-width="0.05cm" svg:stroke-color="#3333ff" draw:marker-start-width="0.36cm" draw:marker-end-width="0.36cm" draw:fill="none" draw:fill-color="#99cccc" draw:textarea-horizontal-align="left" draw:textarea-vertical-align="top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ff3333" draw:marker-start-width="0.36cm" draw:marker-end-width="0.36cm" draw:fill="none" draw:textarea-horizontal-align="justify" draw:textarea-vertical-align="top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155cm" draw:marker-end-width="0.155cm" draw:fill="solid" draw:fill-color="#ffffff" draw:textarea-horizontal-align="justify" draw:textarea-vertical-align="top" draw:auto-grow-height="false" fo:padding-top="0.15cm" fo:padding-bottom="0.15cm" fo:padding-left="0.275cm" fo:padding-right="0.275cm" draw:shadow="visible" draw:shadow-offset-x="0.2cm" draw:shadow-offset-y="0.2cm" draw:shadow-color="#808080"/>
    </style:style>
    <style:style style:name="gr7" style:family="graphic" style:parent-style-name="Object_20_with_20_no_20_fill_20_and_20_no_20_line">
      <style:graphic-properties draw:stroke="solid" svg:stroke-width="0.05cm" svg:stroke-color="#000000" draw:marker-start-width="0.14cm" draw:marker-end-width="0.14cm" draw:textarea-vertical-align="middle" draw:shadow="visible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05cm" svg:stroke-color="#000000" draw:marker-start-width="0.14cm" draw:marker-end-width="0.14cm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1cm" draw:marker-start="Arrow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marker-start="Arrow" draw:marker-start-width="0.435cm" draw:marker-end="Arrow" draw:marker-end-width="0.435cm" draw:fill="none" draw:textarea-vertical-align="middle" fo:padding-top="0.175cm" fo:padding-bottom="0.175cm" fo:padding-left="0.3cm" fo:padding-right="0.3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95cm, 2.039cm, 1.7cm, 1.999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54cm, 1.699cm, 1.36cm, 1.7cm)" draw:image-opacity="100%" style:mirror="none"/>
    </style:style>
    <style:style style:name="gr13" style:family="graphic">
      <style:graphic-properties style:protect="size"/>
    </style:style>
    <style:style style:name="gr14" style:family="graphic" style:parent-style-name="Object_20_with_20_no_20_fill_20_and_20_no_20_line">
      <style:graphic-properties draw:textarea-horizontal-align="center" draw:textarea-vertical-align="middle" draw:shadow="hidden" draw:color-mode="standard" draw:luminance="0%" draw:contrast="0%" draw:gamma="100%" draw:red="0%" draw:green="0%" draw:blue="0%" fo:clip="rect(1.495cm, 2.039cm, 1.7cm, 1.999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shadow="hidden" draw:color-mode="standard" draw:luminance="0%" draw:contrast="0%" draw:gamma="100%" draw:red="0%" draw:green="0%" draw:blue="0%" fo:clip="rect(1.154cm, 1.699cm, 1.36cm, 1.7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05cm" svg:stroke-color="#000000" draw:marker-start-width="0.155cm" draw:marker-end-width="0.155cm" draw:fill="solid" draw:fill-color="#ffffff" draw:textarea-horizontal-align="justify" draw:textarea-vertical-align="top" draw:auto-grow-height="false" fo:padding-top="0.15cm" fo:padding-bottom="0.15cm" fo:padding-left="0.275cm" fo:padding-right="0.275cm" draw:shadow="visible"/>
    </style:style>
    <style:style style:name="gr18" style:family="graphic" style:parent-style-name="Object_20_with_20_no_20_fill_20_and_20_no_20_line">
      <style:graphic-properties draw:stroke="solid" svg:stroke-width="0.05cm" svg:stroke-color="#000000" draw:marker-start-width="0.08cm" draw:marker-end-width="0.08cm" draw:fill="solid" draw:fill-color="#000000" draw:textarea-horizontal-align="center" draw:textarea-vertical-align="middle" draw:shadow="visible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solid" svg:stroke-width="0.05cm" svg:stroke-color="#000000" draw:marker-start-width="0.08cm" draw:marker-end-width="0.08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solid" svg:stroke-width="0.05cm" svg:stroke-color="#000000" draw:marker-start-width="0.14cm" draw:marker-end-width="0.14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0.963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0.963cm" svg:x="1.401cm" svg:y="0.4cm" presentation:class="title" presentation:user-transformed="true">
          <draw:text-box>
            <text:p text:style-name="P1"><text:span text:style-name="T1">Timing Diagnostics</text:span></text:p>
          </draw:text-box>
        </draw:frame>
        <draw:g>
          <draw:custom-shape draw:style-name="gr1" draw:text-style-name="P2" draw:layer="layout" svg:width="20.8cm" svg:height="16.4cm" svg:x="0.6cm" svg:y="1.8cm">
            <text:p text:style-name="P2"><text:span text:style-name="T2">rank=0</text:span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6.35cm" svg:height="3.81cm" svg:x="7.25cm" svg:y="3.39cm">
            <draw:image xlink:href="Pictures/10000201000003E8000002584781A9AA.png" xlink:type="simple" xlink:show="embed" xlink:actuate="onLoad">
              <text:p/>
            </draw:image>
          </draw:frame>
          <draw:frame draw:style-name="gr2" draw:text-style-name="P3" draw:layer="layout" svg:width="6.35cm" svg:height="3.81cm" svg:x="7.25cm" svg:y="6.99cm">
            <draw:image xlink:href="Pictures/10000201000003E8000002584FA5FBA6.png" xlink:type="simple" xlink:show="embed" xlink:actuate="onLoad">
              <text:p/>
            </draw:image>
          </draw:frame>
          <draw:frame draw:style-name="gr2" draw:text-style-name="P3" draw:layer="layout" svg:width="6.35cm" svg:height="3.81cm" svg:x="1.312cm" svg:y="10.59cm">
            <draw:image xlink:href="Pictures/10000201000003E8000002584166CBE4.png" xlink:type="simple" xlink:show="embed" xlink:actuate="onLoad">
              <text:p/>
            </draw:image>
          </draw:frame>
          <draw:frame draw:style-name="gr2" draw:text-style-name="P3" draw:layer="layout" svg:width="6.35cm" svg:height="3.81cm" svg:x="7.25cm" svg:y="10.6cm">
            <draw:image xlink:href="Pictures/10000201000003E80000025838FE5BF1.png" xlink:type="simple" xlink:show="embed" xlink:actuate="onLoad">
              <text:p/>
            </draw:image>
          </draw:frame>
          <draw:frame draw:style-name="gr2" draw:text-style-name="P3" draw:layer="layout" svg:width="6.35cm" svg:height="3.81cm" svg:x="13.45cm" svg:y="10.6cm">
            <draw:image xlink:href="Pictures/10000201000003E80000025889AF6478.png" xlink:type="simple" xlink:show="embed" xlink:actuate="onLoad">
              <text:p/>
            </draw:image>
          </draw:frame>
          <draw:frame draw:style-name="gr2" draw:text-style-name="P3" draw:layer="layout" svg:width="6.35cm" svg:height="3.81cm" svg:x="7.25cm" svg:y="14.2cm">
            <draw:image xlink:href="Pictures/10000201000003E800000258EE3E0D43.png" xlink:type="simple" xlink:show="embed" xlink:actuate="onLoad">
              <text:p/>
            </draw:image>
          </draw:frame>
          <draw:custom-shape draw:style-name="gr3" draw:text-style-name="P2" draw:layer="layout" svg:width="18.6cm" svg:height="3.6cm" svg:x="1cm" svg:y="3.4cm">
            <text:p text:style-name="P2"><text:span text:style-name="T2">nCPU=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8.6cm" svg:height="3.6cm" svg:x="1cm" svg:y="7cm">
            <text:p text:style-name="P2"><text:span text:style-name="T2">nCPU=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8.6cm" svg:height="3.6cm" svg:x="1cm" svg:y="10.6cm">
            <text:p text:style-name="P2"><text:span text:style-name="T2">nCPU=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8.6cm" svg:height="3.6cm" svg:x="1cm" svg:y="14.2cm">
            <text:p text:style-name="P2"><text:span text:style-name="T2">nCPU=8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6.2cm" svg:height="15.41cm" svg:x="7.4cm" svg:y="2.6cm">
            <text:p text:style-name="P2"><text:span text:style-name="T2">nx=100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6.6cm" svg:height="15.4cm" svg:x="0.8cm" svg:y="2.6cm">
            <text:p text:style-name="P2"><text:span text:style-name="T2">nx=50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6.2cm" svg:height="15.4cm" svg:x="13.6cm" svg:y="2.6cm">
            <text:p text:style-name="P2"><text:span text:style-name="T2">nx=2000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2" draw:layer="layout" svg:width="6.4cm" svg:height="8.62cm" svg:x="21cm" svg:y="2.8cm">
            <text:p text:style-name="P2"><text:span text:style-name="T2">rank=1 (nCPU=4 nx=100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3" draw:layer="layout" svg:width="6.35cm" svg:height="3.81cm" svg:x="14.7cm" svg:y="3.8cm">
            <draw:image xlink:href="Pictures/10000201000003E8000002581DE74A08.png" xlink:type="simple" xlink:show="embed" xlink:actuate="onLoad">
              <text:p/>
            </draw:image>
          </draw:frame>
          <draw:frame draw:style-name="gr8" draw:text-style-name="P3" draw:layer="layout" svg:width="6.35cm" svg:height="3.81cm" svg:x="21.05cm" svg:y="7.61cm">
            <draw:image xlink:href="Pictures/10000201000003E8000002586983E82C.png" xlink:type="simple" xlink:show="embed" xlink:actuate="onLoad">
              <text:p/>
            </draw:image>
          </draw:frame>
          <draw:frame draw:style-name="gr8" draw:text-style-name="P3" draw:layer="layout" svg:width="6.35cm" svg:height="3.81cm" svg:x="21.05cm" svg:y="3.8cm">
            <draw:image xlink:href="Pictures/10000201000003E800000258BF717803.png" xlink:type="simple" xlink:show="embed" xlink:actuate="onLoad">
              <text:p/>
            </draw:image>
          </draw:frame>
        </draw:g>
        <draw:path draw:style-name="gr9" draw:text-style-name="P3" draw:layer="layout" svg:width="8.799cm" svg:height="3.051cm" svg:x="12.6cm" svg:y="11.2cm" svg:viewBox="0 0 8800 3052" svg:d="m0 2200c6600 2800 8800-2200 8800-2200">
          <text:p/>
        </draw:path>
        <draw:line draw:style-name="gr10" draw:text-style-name="P3" draw:layer="layout" svg:x1="12.6cm" svg:y1="11.2cm" svg:x2="15.2cm" svg:y2="7.2cm">
          <text:p/>
        </draw:line>
        <draw:g>
          <draw:frame draw:style-name="gr11" draw:text-style-name="P3" draw:layer="layout" svg:width="3.6cm" svg:height="2.6cm" svg:x="22.988cm" svg:y="13.2cm">
            <draw:image xlink:href="Pictures/10000201000001900000012CB77E4877.png" xlink:type="simple" xlink:show="embed" xlink:actuate="onLoad">
              <text:p/>
            </draw:image>
          </draw:frame>
          <draw:frame draw:style-name="gr12" draw:text-style-name="P3" draw:layer="layout" svg:width="3.976cm" svg:height="3cm" svg:x="22.8cm" svg:y="15.8cm">
            <draw:image xlink:href="Pictures/10000201000001900000012C2E0BA66F.png" xlink:type="simple" xlink:show="embed" xlink:actuate="onLoad">
              <text:p/>
            </draw:image>
          </draw:frame>
        </draw:g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0.963cm" svg:x="1.401cm" svg:y="0.4cm" presentation:class="title" presentation:user-transformed="true">
          <draw:text-box>
            <text:p text:style-name="P1"><text:span text:style-name="T1">Timing Diagnostics</text:span></text:p>
          </draw:text-box>
        </draw:frame>
        <draw:custom-shape draw:style-name="gr1" draw:text-style-name="P2" draw:layer="layout" svg:width="20.8cm" svg:height="16.4cm" svg:x="0.6cm" svg:y="1.8cm">
          <text:p text:style-name="P2"><text:span text:style-name="T2">rank=0</text:span></text:p>
          <draw:enhanced-geometry svg:viewBox="0 0 21600 21600" draw:type="rectangle" draw:enhanced-path="M 0 0 L 21600 0 21600 21600 0 21600 0 0 Z N"/>
        </draw:custom-shape>
        <draw:g>
          <draw:frame draw:style-name="gr14" draw:text-style-name="P3" draw:layer="layout" svg:width="3.6cm" svg:height="2.6cm" svg:x="22.988cm" svg:y="13.2cm">
            <draw:image xlink:href="Pictures/10000201000001900000012CB77E4877.png" xlink:type="simple" xlink:show="embed" xlink:actuate="onLoad">
              <text:p/>
            </draw:image>
          </draw:frame>
          <draw:frame draw:style-name="gr15" draw:text-style-name="P3" draw:layer="layout" svg:width="3.976cm" svg:height="3cm" svg:x="22.8cm" svg:y="15.8cm">
            <draw:image xlink:href="Pictures/10000201000001900000012C2E0BA66F.png" xlink:type="simple" xlink:show="embed" xlink:actuate="onLoad">
              <text:p/>
            </draw:image>
          </draw:frame>
        </draw:g>
        <draw:frame draw:style-name="gr16" draw:text-style-name="P3" draw:layer="layout" svg:width="6.35cm" svg:height="3.81cm" svg:x="7.25cm" svg:y="3.4cm">
          <draw:image xlink:href="Pictures/10000201000003E800000258C9E49E2B.png" xlink:type="simple" xlink:show="embed" xlink:actuate="onLoad">
            <text:p/>
          </draw:image>
        </draw:frame>
        <draw:frame draw:style-name="gr16" draw:text-style-name="P3" draw:layer="layout" svg:width="6.35cm" svg:height="3.81cm" svg:x="7.25cm" svg:y="6.99cm">
          <draw:image xlink:href="Pictures/10000201000003E8000002581737F06D.png" xlink:type="simple" xlink:show="embed" xlink:actuate="onLoad">
            <text:p/>
          </draw:image>
        </draw:frame>
        <draw:frame draw:style-name="gr16" draw:text-style-name="P3" draw:layer="layout" svg:width="6.35cm" svg:height="3.81cm" svg:x="7.25cm" svg:y="10.6cm">
          <draw:image xlink:href="Pictures/10000201000003E800000258F2330AD2.png" xlink:type="simple" xlink:show="embed" xlink:actuate="onLoad">
            <text:p/>
          </draw:image>
        </draw:frame>
        <draw:frame draw:style-name="gr16" draw:text-style-name="P3" draw:layer="layout" svg:width="6.35cm" svg:height="3.81cm" svg:x="13.45cm" svg:y="10.6cm">
          <draw:image xlink:href="Pictures/10000201000003E80000025839D22288.png" xlink:type="simple" xlink:show="embed" xlink:actuate="onLoad">
            <text:p/>
          </draw:image>
        </draw:frame>
        <draw:frame draw:style-name="gr16" draw:text-style-name="P3" draw:layer="layout" svg:width="6.35cm" svg:height="3.81cm" svg:x="7.25cm" svg:y="14.19cm">
          <draw:image xlink:href="Pictures/10000201000003E8000002585FF2DC33.png" xlink:type="simple" xlink:show="embed" xlink:actuate="onLoad">
            <text:p/>
          </draw:image>
        </draw:frame>
        <draw:frame draw:style-name="gr16" draw:text-style-name="P3" draw:layer="layout" svg:width="6.35cm" svg:height="3.81cm" svg:x="1.05cm" svg:y="10.59cm">
          <draw:image xlink:href="Pictures/10000201000003E80000025878CBBDD6.png" xlink:type="simple" xlink:show="embed" xlink:actuate="onLoad">
            <text:p/>
          </draw:image>
        </draw:frame>
        <draw:g>
          <draw:custom-shape draw:style-name="gr5" draw:text-style-name="P2" draw:layer="layout" svg:width="6.2cm" svg:height="15.41cm" svg:x="7.4cm" svg:y="2.6cm">
            <text:p text:style-name="P2"><text:span text:style-name="T2">nx=100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6.6cm" svg:height="15.4cm" svg:x="0.8cm" svg:y="2.6cm">
            <text:p text:style-name="P2"><text:span text:style-name="T2">nx=50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6.2cm" svg:height="15.4cm" svg:x="13.6cm" svg:y="2.6cm">
            <text:p text:style-name="P2"><text:span text:style-name="T2">nx=2000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18.6cm" svg:height="3.6cm" svg:x="1cm" svg:y="10.6cm">
            <text:p text:style-name="P2"><text:span text:style-name="T2">nCPU=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8.6cm" svg:height="3.6cm" svg:x="1cm" svg:y="3.4cm">
            <text:p text:style-name="P2"><text:span text:style-name="T2">nCPU=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8.6cm" svg:height="3.6cm" svg:x="1cm" svg:y="7cm">
            <text:p text:style-name="P2"><text:span text:style-name="T2">nCPU=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8.6cm" svg:height="3.6cm" svg:x="1cm" svg:y="14.2cm">
            <text:p text:style-name="P2"><text:span text:style-name="T2">nCPU=8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2" draw:layer="layout" svg:width="6.4cm" svg:height="8.62cm" svg:x="21cm" svg:y="2.8cm">
            <text:p text:style-name="P2"><text:span text:style-name="T2">rank=1 (nCPU=4 nx=100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3" draw:layer="layout" svg:width="6.35cm" svg:height="3.81cm" svg:x="14.65cm" svg:y="3.8cm">
            <draw:image xlink:href="Pictures/10000201000003E800000258855B40CA.png" xlink:type="simple" xlink:show="embed" xlink:actuate="onLoad">
              <text:p/>
            </draw:image>
          </draw:frame>
          <draw:frame draw:style-name="gr19" draw:text-style-name="P3" draw:layer="layout" svg:width="6.35cm" svg:height="3.81cm" svg:x="21.05cm" svg:y="3.8cm">
            <draw:image xlink:href="Pictures/10000201000003E8000002581761EDF0.png" xlink:type="simple" xlink:show="embed" xlink:actuate="onLoad">
              <text:p/>
            </draw:image>
          </draw:frame>
          <draw:frame draw:style-name="gr20" draw:text-style-name="P3" draw:layer="layout" svg:width="6.35cm" svg:height="3.81cm" svg:x="21.05cm" svg:y="7.61cm">
            <draw:image xlink:href="Pictures/10000201000003E800000258BF0BF538.png" xlink:type="simple" xlink:show="embed" xlink:actuate="onLoad">
              <text:p/>
            </draw:image>
          </draw:frame>
        </draw:g>
        <draw:line draw:style-name="gr10" draw:text-style-name="P3" draw:layer="layout" svg:x1="12.6cm" svg:y1="11.2cm" svg:x2="15.2cm" svg:y2="7.2cm">
          <text:p/>
        </draw:line>
        <draw:path draw:style-name="gr9" draw:text-style-name="P3" draw:layer="layout" svg:width="8.799cm" svg:height="3.051cm" svg:x="12.6cm" svg:y="11.2cm" svg:viewBox="0 0 8800 3052" svg:d="m0 2200c6600 2800 8800-2200 8800-2200">
          <text:p/>
        </draw:path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7:31:31.580848857</meta:creation-date>
    <dc:date>2015-06-12T16:09:38.793185737</dc:date>
    <meta:editing-duration>PT1H54M18S</meta:editing-duration>
    <meta:editing-cycles>11</meta:editing-cycles>
    <meta:generator>LibreOffice/4.1.6.2$Linux_X86_64 LibreOffice_project/410m0$Build-2</meta:generator>
    <meta:print-date>2015-06-12T15:50:45.246247522</meta:print-date>
    <meta:document-statistic meta:object-count="78"/>
  </office:meta>
</office:document-meta>
</file>